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1E335FDA6FA.png" manifest:media-type="image/png"/>
  <manifest:file-entry manifest:full-path="Pictures/100000010000029E0000020D03520180.png" manifest:media-type="image/png"/>
  <manifest:file-entry manifest:full-path="Pictures/100000010000029E000001EF204FEB7E.png" manifest:media-type="image/png"/>
  <manifest:file-entry manifest:full-path="Pictures/100000010000029E000001EF67395DF3.png" manifest:media-type="image/png"/>
  <manifest:file-entry manifest:full-path="Pictures/1000000100000258000001C474E4E4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3e99" officeooo:paragraph-rsid="001b3e99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b3e99" officeooo:paragraph-rsid="001b3e99"/>
    </style:style>
    <style:style style:name="P3" style:family="paragraph" style:parent-style-name="Standard">
      <style:paragraph-properties fo:text-align="start" style:justify-single-word="false"/>
      <style:text-properties officeooo:rsid="001b3e99" officeooo:paragraph-rsid="001b3e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les</text:p>
      <text:p text:style-name="P1"/>
      <text:p text:style-name="P3"><draw:frame draw:style-name="fr3" draw:name="Image1" text:anchor-type="char" svg:width="15.873cm" svg:height="11.957cm" draw:z-index="0"><draw:image xlink:href="Pictures/1000000100000258000001C474E4E42A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17cm" svg:height="12.561cm" draw:z-index="1"><draw:image xlink:href="Pictures/100000010000029E000001EF67395DF3.png" xlink:type="simple" xlink:show="embed" xlink:actuate="onLoad" draw:mime-type="image/png"/></draw:frame><text:s/></text:p>
      <text:p text:style-name="P1"><text:s/></text:p>
      <text:p text:style-name="P1"/>
      <text:p text:style-name="P1"/>
      <text:p text:style-name="P2"><draw:frame draw:style-name="fr1" draw:name="Image3" text:anchor-type="char" svg:width="17cm" svg:height="12.561cm" draw:z-index="2"><draw:image xlink:href="Pictures/100000010000029E000001EF204FEB7E.png" xlink:type="simple" xlink:show="embed" xlink:actuate="onLoad" draw:mime-type="image/png"/></draw:frame></text:p>
      <text:p text:style-name="P2"><draw:frame draw:style-name="fr1" draw:name="Image4" text:anchor-type="char" svg:width="17cm" svg:height="13.321cm" draw:z-index="3"><draw:image xlink:href="Pictures/100000010000029E0000020D0352018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2"><draw:frame draw:style-name="fr1" draw:name="Image5" text:anchor-type="char" svg:width="17cm" svg:height="12.183cm" draw:z-index="4"><draw:image xlink:href="Pictures/10000001000002A2000001E335FDA6FA.png" xlink:type="simple" xlink:show="embed" xlink:actuate="onLoad" draw:mime-type="image/png"/></draw:frame><text:s/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2:23:25.892794087</meta:creation-date>
    <dc:date>2024-11-06T12:32:48.945317884</dc:date>
    <meta:editing-duration>PT9M23S</meta:editing-duration>
    <meta:editing-cycles>3</meta:editing-cycles>
    <meta:generator>LibreOffice/24.2.5.2$Linux_X86_64 LibreOffice_project/420$Build-2</meta:generator>
    <meta:print-date>2024-11-06T12:25:46.634884177</meta:print-date>
    <meta:printed-by>PDF files</meta:printed-by>
    <meta:document-statistic meta:table-count="0" meta:image-count="5" meta:object-count="0" meta:page-count="6" meta:paragraph-count="6" meta:word-count="1" meta:character-count="12" meta:non-whitespace-character-count="7"/>
  </office:meta>
</office:document-meta>
</file>